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fo:language="en" fo:country="US" officeooo:rsid="007b3da5" officeooo:paragraph-rsid="007b3da5"/>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paragraph-rsid="0058ff04"/>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6b7074" officeooo:paragraph-rsid="006b7074"/>
    </style:style>
    <style:style style:name="P16" style:family="paragraph" style:parent-style-name="Text_20_body">
      <style:text-properties fo:language="en" fo:country="US" officeooo:rsid="0064b63a" officeooo:paragraph-rsid="0064b63a"/>
    </style:style>
    <style:style style:name="P17" style:family="paragraph" style:parent-style-name="Text_20_body">
      <style:text-properties fo:language="en" fo:country="US" officeooo:rsid="005cc1f3" officeooo:paragraph-rsid="005cc1f3"/>
    </style:style>
    <style:style style:name="P18" style:family="paragraph" style:parent-style-name="Text_20_body">
      <style:text-properties fo:language="en" fo:country="US" officeooo:rsid="007d69b8" officeooo:paragraph-rsid="007d69b8"/>
    </style:style>
    <style:style style:name="P19" style:family="paragraph" style:parent-style-name="Text_20_body">
      <style:text-properties fo:language="en" fo:country="US" fo:font-weight="normal" officeooo:rsid="00735f3e" officeooo:paragraph-rsid="00735f3e" style:font-weight-asian="normal" style:font-weight-complex="normal"/>
    </style:style>
    <style:style style:name="P20" style:family="paragraph" style:parent-style-name="Text_20_body">
      <style:text-properties fo:language="en" fo:country="US" fo:font-weight="normal" officeooo:rsid="0074cd07" officeooo:paragraph-rsid="0074cd07" style:font-weight-asian="normal" style:font-weight-complex="normal"/>
    </style:style>
    <style:style style:name="P21" style:family="paragraph" style:parent-style-name="Text_20_body">
      <style:text-properties fo:language="en" fo:country="US" officeooo:paragraph-rsid="0084b2b2"/>
    </style:style>
    <style:style style:name="P22" style:family="paragraph" style:parent-style-name="Heading_20_2">
      <style:text-properties fo:language="en" fo:country="US"/>
    </style:style>
    <style:style style:name="P23" style:family="paragraph" style:parent-style-name="Text_20_body" style:list-style-name="L1">
      <style:text-properties fo:language="en" fo:country="US" officeooo:rsid="0084b2b2" officeooo:paragraph-rsid="0084b2b2"/>
    </style:style>
    <style:style style:name="P24" style:family="paragraph" style:parent-style-name="Text_20_body" style:list-style-name="L2">
      <style:text-properties fo:language="en" fo:country="US" officeooo:rsid="0084b2b2" officeooo:paragraph-rsid="0084b2b2"/>
    </style:style>
    <style:style style:name="P25" style:family="paragraph" style:parent-style-name="Text_20_body" style:list-style-name="L4">
      <style:text-properties fo:language="en" fo:country="US" officeooo:rsid="0084b2b2" officeooo:paragraph-rsid="0084b2b2"/>
    </style:style>
    <style:style style:name="P26" style:family="paragraph" style:parent-style-name="Text_20_body" style:list-style-name="L2">
      <style:text-properties fo:language="en" fo:country="US" officeooo:rsid="00868a18" officeooo:paragraph-rsid="00868a18"/>
    </style:style>
    <style:style style:name="P27" style:family="paragraph" style:parent-style-name="Text_20_body" style:list-style-name="L3">
      <style:text-properties fo:language="en" fo:country="US" officeooo:rsid="0074cd07" officeooo:paragraph-rsid="0074cd07"/>
    </style:style>
    <style:style style:name="P28" style:family="paragraph" style:parent-style-name="Text_20_body" style:list-style-name="L3">
      <style:text-properties fo:language="en" fo:country="US" officeooo:rsid="008775bc" officeooo:paragraph-rsid="008775bc"/>
    </style:style>
    <style:style style:name="P29" style:family="paragraph" style:parent-style-name="Text_20_body" style:list-style-name="L3">
      <style:text-properties fo:language="en" fo:country="US" officeooo:paragraph-rsid="0074cd07"/>
    </style:style>
    <style:style style:name="P30" style:family="paragraph" style:parent-style-name="Text_20_body" style:list-style-name="L4">
      <style:text-properties fo:language="en" fo:country="US" officeooo:rsid="006cf1da" officeooo:paragraph-rsid="0084b2b2"/>
    </style:style>
    <style:style style:name="P31" style:family="paragraph" style:parent-style-name="Text_20_body" style:list-style-name="L4">
      <style:text-properties fo:language="en" fo:country="US" officeooo:rsid="006cf1da" officeooo:paragraph-rsid="008a3005"/>
    </style:style>
    <style:style style:name="P32" style:family="paragraph" style:parent-style-name="Text_20_body" style:list-style-name="L4">
      <style:text-properties fo:language="en" fo:country="US" officeooo:rsid="006fdc7d" officeooo:paragraph-rsid="0084b2b2"/>
    </style:style>
    <style:style style:name="P33" style:family="paragraph" style:parent-style-name="Text_20_body" style:list-style-name="L5">
      <style:text-properties fo:language="en" fo:country="US" officeooo:rsid="007d69b8" officeooo:paragraph-rsid="007d69b8"/>
    </style:style>
    <style:style style:name="P34" style:family="paragraph" style:parent-style-name="Text_20_body">
      <style:text-properties fo:language="en" fo:country="US" officeooo:rsid="008892e1" officeooo:paragraph-rsid="008892e1"/>
    </style:style>
    <style:style style:name="P35" style:family="paragraph" style:parent-style-name="Text_20_body">
      <style:text-properties fo:language="en" fo:country="US" officeooo:rsid="008a3005" officeooo:paragraph-rsid="008a3005"/>
    </style:style>
    <style:style style:name="P36" style:family="paragraph" style:parent-style-name="Text_20_body" style:list-style-name="L6">
      <style:text-properties officeooo:paragraph-rsid="008892e1"/>
    </style:style>
    <style:style style:name="P37" style:family="paragraph" style:parent-style-name="Text_20_body" style:list-style-name="L6">
      <style:text-properties officeooo:rsid="008892e1" officeooo:paragraph-rsid="008892e1"/>
    </style:style>
    <style:style style:name="P38" style:family="paragraph" style:parent-style-name="Text_20_body" style:list-style-name="L6">
      <style:text-properties officeooo:rsid="008a3005" officeooo:paragraph-rsid="008a3005"/>
    </style:style>
    <style:style style:name="P39" style:family="paragraph" style:parent-style-name="Text_20_body" style:list-style-name="L4">
      <style:text-properties officeooo:rsid="006cf1da" officeooo:paragraph-rsid="008a3005"/>
    </style:style>
    <style:style style:name="P40" style:family="paragraph" style:parent-style-name="Text_20_body" style:list-style-name="L7">
      <style:text-properties officeooo:paragraph-rsid="008ca3b6"/>
    </style:style>
    <style:style style:name="P41" style:family="paragraph" style:parent-style-name="Text_20_body" style:list-style-name="L7">
      <style:text-properties officeooo:rsid="008ca3b6" officeooo:paragraph-rsid="008ca3b6"/>
    </style:style>
    <style:style style:name="P42" style:family="paragraph" style:parent-style-name="Text_20_body" style:list-style-name="L8">
      <style:text-properties officeooo:rsid="008d9484" officeooo:paragraph-rsid="008d9484"/>
    </style:style>
    <style:style style:name="P43" style:family="paragraph" style:parent-style-name="Text_20_body" style:list-style-name="L9">
      <style:text-properties officeooo:rsid="008d9484" officeooo:paragraph-rsid="008d9484"/>
    </style:style>
    <style:style style:name="P44" style:family="paragraph" style:parent-style-name="Text_20_body" style:list-style-name="L9">
      <style:text-properties officeooo:paragraph-rsid="008d9484"/>
    </style:style>
    <style:style style:name="P45" style:family="paragraph" style:parent-style-name="Heading_20_1" style:master-page-name="First_20_Page">
      <style:paragraph-properties style:page-number="auto"/>
      <style:text-properties fo:language="en" fo:country="US"/>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47316b"/>
    </style:style>
    <style:style style:name="T5" style:family="text">
      <style:text-properties officeooo:rsid="005bb22b"/>
    </style:style>
    <style:style style:name="T6" style:family="text">
      <style:text-properties officeooo:rsid="006b7074"/>
    </style:style>
    <style:style style:name="T7" style:family="text">
      <style:text-properties officeooo:rsid="006cac65"/>
    </style:style>
    <style:style style:name="T8" style:family="text">
      <style:text-properties officeooo:rsid="007193ee"/>
    </style:style>
    <style:style style:name="T9" style:family="text">
      <style:text-properties officeooo:rsid="0074cd07"/>
    </style:style>
    <style:style style:name="T10" style:family="text">
      <style:text-properties officeooo:rsid="007953ce"/>
    </style:style>
    <style:style style:name="T11" style:family="text">
      <style:text-properties officeooo:rsid="007d69b8"/>
    </style:style>
    <style:style style:name="T12" style:family="text">
      <style:text-properties officeooo:rsid="007e9ea8"/>
    </style:style>
    <style:style style:name="T13" style:family="text">
      <style:text-properties officeooo:rsid="008775bc"/>
    </style:style>
    <style:style style:name="T14" style:family="text">
      <style:text-properties fo:language="en" fo:country="US"/>
    </style:style>
    <style:style style:name="T15" style:family="text">
      <style:text-properties fo:language="en" fo:country="US" officeooo:rsid="008892e1"/>
    </style:style>
    <style:style style:name="T16" style:family="text">
      <style:text-properties fo:language="en" fo:country="US" fo:font-weight="normal" style:font-weight-asian="normal" style:font-weight-complex="normal"/>
    </style:style>
    <style:style style:name="T17" style:family="text">
      <style:text-properties fo:language="en" fo:country="US" officeooo:rsid="0064b63a"/>
    </style:style>
    <style:style style:name="T18" style:family="text">
      <style:text-properties fo:language="en" fo:country="US" officeooo:rsid="007c0e94"/>
    </style:style>
    <style:style style:name="T19" style:family="text">
      <style:text-properties fo:language="en" fo:country="US" officeooo:rsid="008d9484"/>
    </style:style>
    <style:style style:name="T20" style:family="text">
      <style:text-properties officeooo:rsid="008a3005"/>
    </style:style>
    <style:style style:name="T21" style:family="text">
      <style:text-properties officeooo:rsid="008ca3b6"/>
    </style:style>
    <style:style style:name="T22" style:family="text">
      <style:text-properties officeooo:rsid="008d9484"/>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ject name </text:p>
      <text:p text:style-name="P15">Project manager – Canadian office</text:p>
      <text:p text:style-name="P11">Fellow<text:span text:style-name="T4">(s)</text:span></text:p>
      <text:p text:style-name="P14">Tarek Loubani</text:p>
      <text:p text:style-name="P11">Short description</text:p>
      <text:p text:style-name="P14">To <text:span text:style-name="T6">hire, orient and train a project manager who will manage the administrative tasks of the team.</text:span></text:p>
      <text:p text:style-name="P11">Objective(s)</text:p>
      <text:list xml:id="list987853154" text:style-name="L1">
        <text:list-item>
          <text:p text:style-name="P23">To enable the teams in Gaza and Canada to focus on their specialties by coordinating administrative tasks on their behalf</text:p>
        </text:list-item>
        <text:list-item>
          <text:p text:style-name="P23">To increase the efficiency of the team by ensuring barriers are identified and addressed early.</text:p>
        </text:list-item>
        <text:list-item>
          <text:p text:style-name="P23">To ensure the team's deadlines are met</text:p>
        </text:list-item>
        <text:list-item>
          <text:p text:style-name="P23">To ensure regular team meetings.</text:p>
        </text:list-item>
        <text:list-item>
          <text:p text:style-name="P23">To ensure continuity of the team in the event Tarek is incapacitated.</text:p>
        </text:list-item>
      </text:list>
      <text:p text:style-name="Heading_20_1">Link to scope of fellowship(s)</text:p>
      <text:p text:style-name="P14">The fellowship scope is to both create medical devices and to create the conditions for open source medical devices to thrive. <text:span text:style-name="T8">This work requires effective administrative management. A project manager is a necessary part of this work for two main reasons:</text:span></text:p>
      <text:list xml:id="list586224968" text:style-name="L2">
        <text:list-item>
          <text:p text:style-name="P24">Members of the team can work on the things they excel at, be they engineering tasks, clinical tasks or medical tasks. Administrative skills would no longer be demanded of each individual on the team, but would be coordinated and consolidated in the project manager.</text:p>
        </text:list-item>
        <text:list-item>
          <text:p text:style-name="P26"><text:soft-page-break/>With these administrative tasks consolidated, there is one person on the team who can have a “bird's eye view” of the tasks of the overall <text:span text:style-name="T13">project, which will allow for easier identification of roadblocks overall and allow the various experts to target those roadblocks.</text:span></text:p>
        </text:list-item>
      </text:list>
      <text:p text:style-name="P11">Context</text:p>
      <text:p text:style-name="P19">Carrie Wakem has done part-time administration and management for the Glia project since its inception. Unfortunately, the lack of appropriate funding forced her to carry a full-time job in addition to this work. The down-sides of this are obvious: While the Glia work was more stimulating and demanding, it had to be molded to fit around her other professional and personal obligations.</text:p>
      <text:p text:style-name="P20">This proposal <text:span text:style-name="T13">will</text:span> move Carrie into a space where she can leave her current full-time employment and give her full professional attention to the Glia project.</text:p>
      <text:p text:style-name="P11">Intended beneficiaries</text:p>
      <text:list xml:id="list2519974582" text:style-name="L3">
        <text:list-item>
          <text:p text:style-name="P27"><text:span text:style-name="T13">Direct: </text:span>Glia team</text:p>
        </text:list-item>
        <text:list-item>
          <text:p text:style-name="P28">Indirect: Patients, medical professionals and allied staff from low- and middle-income countries</text:p>
        </text:list-item>
      </text:list>
      <text:p text:style-name="P11">Strategic partners</text:p>
      <text:list xml:id="list161246981917689" text:continue-numbering="true" text:style-name="L3">
        <text:list-item>
          <text:p text:style-name="P27">Remote office</text:p>
        </text:list-item>
        <text:list-item>
          <text:p text:style-name="P29">Ministry of Health <text:span text:style-name="T9">in developing country</text:span></text:p>
        </text:list-item>
        <text:list-item>
          <text:p text:style-name="P29"><text:span text:style-name="T9">Remote institutional partners (</text:span>Work Without Border<text:span text:style-name="T9">s, UCST)</text:span></text:p>
        </text:list-item>
      </text:list>
      <text:p text:style-name="P11">Boundary <text:span text:style-name="T3">players</text:span></text:p>
      <text:p text:style-name="P34">Boundary players related to the project manager position break down into three main categories:</text:p>
      <text:list xml:id="list2469387442" text:style-name="L6">
        <text:list-item>
          <text:p text:style-name="P36"><text:span text:style-name="T15">Financial</text:span></text:p>
          <text:list>
            <text:list-item>
              <text:p text:style-name="P37"><text:span text:style-name="T14">Banks in which Glia has accounts</text:span></text:p>
            </text:list-item>
            <text:list-item>
              <text:p text:style-name="P37"><text:span text:style-name="T14">Banks and other financial institutions that have a relationship with Glia</text:span></text:p>
            </text:list-item>
            <text:list-item>
              <text:p text:style-name="P38"><text:span text:style-name="T14">Canadian tax authorities</text:span></text:p>
            </text:list-item>
          </text:list>
        </text:list-item>
        <text:list-item>
          <text:p text:style-name="P37"><text:soft-page-break/><text:span text:style-name="T14">Academic</text:span></text:p>
          <text:list>
            <text:list-item>
              <text:p text:style-name="P38"><text:span text:style-name="T14">Western University's Emergency medicine research program</text:span></text:p>
            </text:list-item>
            <text:list-item>
              <text:p text:style-name="P38"><text:span text:style-name="T14">Lawson Health Research Institute (Western University's research administrators</text:span></text:p>
            </text:list-item>
          </text:list>
        </text:list-item>
        <text:list-item>
          <text:p text:style-name="P37"><text:span text:style-name="T14">Geopolitical</text:span></text:p>
          <text:list>
            <text:list-item>
              <text:p text:style-name="P38"><text:span text:style-name="T14">Canada – intelligence agencies</text:span></text:p>
            </text:list-item>
            <text:list-item>
              <text:p text:style-name="P38"><text:span text:style-name="T14">Israel – intelligence agencies</text:span></text:p>
            </text:list-item>
          </text:list>
        </text:list-item>
      </text:list>
      <text:p text:style-name="P11">Methodology and activities</text:p>
      <text:p text:style-name="P35">The project manager will work from his / her home with no fixed schedule. The requirement for this position will be “full professional attention”. In the case of Carrie, her position will transition from part-time to full-time to allow for the expansion of the role from basic administrative functions to higher-level program administrative functions with the general objective of enhancing and improving the already-existing work of the team and lubricating the actions and movements of team members within the projects.</text:p>
      <text:p text:style-name="P21"><text:span text:style-name="T7">The project manager's responsibilities include</text:span>:</text:p>
      <text:list xml:id="list473662829" text:style-name="L4">
        <text:list-item>
          <text:p text:style-name="P25"><text:span text:style-name="T20">Managing </text:span>the team's financial reports and expenses</text:p>
        </text:list-item>
        <text:list-item>
          <text:p text:style-name="P30">Connect<text:span text:style-name="T20">ing</text:span> with all members of the team as needed (approximately 1/week, min 1/month) to assess progress and needs</text:p>
        </text:list-item>
        <text:list-item>
          <text:p text:style-name="P30">Organiz<text:span text:style-name="T20">ing</text:span> weekly team meetings</text:p>
        </text:list-item>
        <text:list-item>
          <text:p text:style-name="P32">Maintain the project board (e.g., kanban board) and calendar</text:p>
        </text:list-item>
        <text:list-item>
          <text:p text:style-name="P30">Coordinate quarterly project reports</text:p>
        </text:list-item>
        <text:list-item>
          <text:p text:style-name="P31">Co-manage the financial accounting with Tarek</text:p>
        </text:list-item>
        <text:list-item>
          <text:p text:style-name="P39"><text:span text:style-name="T16">Ensure that taxes, legal and financial forms are done and submitted on time</text:span></text:p>
        </text:list-item>
      </text:list>
      <text:p text:style-name="P13">Outputs and deliverables</text:p>
      <text:list xml:id="list939894479" text:style-name="L7">
        <text:list-item>
          <text:p text:style-name="P41">Annual tax filings (in collaboration with accountant)</text:p>
        </text:list-item>
        <text:list-item>
          <text:p text:style-name="P41">Annual Science Research and Experimental Development (SRED) filing with Canadian Revenue Agency (CRA) to facilitate tax incentive for salary paid to Tarek Loubani</text:p>
        </text:list-item>
        <text:list-item>
          <text:p text:style-name="P41">Twice-yearly report on activities and successes</text:p>
        </text:list-item>
        <text:list-item>
          <text:p text:style-name="P41">Rapid minutes for each meeting</text:p>
        </text:list-item>
        <text:list-item>
          <text:p text:style-name="P40"><text:span text:style-name="T21">Production of kanban-style task board (e.g., with kanboard) of team's tasks</text:span></text:p>
        </text:list-item>
      </text:list>
      <text:p text:style-name="P12">Time frame</text:p>
      <text:p text:style-name="P14">One year, renewable. Start date is effective <text:span text:style-name="T10">2017 July 1</text:span>.</text:p>
      <text:p text:style-name="P11">Resources and budget</text:p>
      <text:p text:style-name="P6">Annual salary: $<text:span text:style-name="T12">50,000 CDN</text:span></text:p>
      <text:p text:style-name="P6"><text:span text:style-name="T12">Employee expenses + b</text:span>enefits: $5,000 <text:span text:style-name="T12">CDN</text:span></text:p>
      <text:p text:style-name="P11">Measures of success</text:p>
      <text:p text:style-name="P22">What changes in behaviour do you expect to see?</text:p>
      <text:list xml:id="list2538134666" text:style-name="L5">
        <text:list-item>
          <text:p text:style-name="P33">The group will be able to work more cohesively and efficiently</text:p>
        </text:list-item>
        <text:list-item>
          <text:p text:style-name="P33">The PM will be able to more quickly identify blocking issues and barriers to progress in the overall projects</text:p>
        </text:list-item>
        <text:list-item>
          <text:p text:style-name="P33">Better maintained administrative life</text:p>
        </text:list-item>
      </text:list>
      <text:p text:style-name="P22">What changes in behaviour would you like to see?</text:p>
      <text:list xml:id="list2856511671" text:style-name="L8">
        <text:list-item>
          <text:p text:style-name="P42"><text:span text:style-name="T17">T</text:span><text:span text:style-name="T14">hat Glia's financial and tax reporting is up-to-date at all times with minimal effort on the part of the non-administrative arms of the project</text:span></text:p>
        </text:list-item>
        <text:list-item>
          <text:p text:style-name="P42"><text:span text:style-name="T14">That we are able to complete the pulse oximetry project smoothly from now</text:span></text:p>
        </text:list-item>
        <text:list-item>
          <text:p text:style-name="P42"><text:soft-page-break/><text:span text:style-name="T14">That we are able to start, progress through and complete the electrocardiogram project within the next 18 months</text:span></text:p>
        </text:list-item>
        <text:list-item>
          <text:p text:style-name="P42"><text:span text:style-name="T14">That Carrie writes and wins a $5,000 grant</text:span></text:p>
        </text:list-item>
      </text:list>
      <text:p text:style-name="P22">What changes in behaviour would you love to see?</text:p>
      <text:list xml:id="list522665421" text:style-name="L9">
        <text:list-item>
          <text:p text:style-name="P44"><text:span text:style-name="T19">That we are able to begin the dialysis project within the next 12 months</text:span></text:p>
        </text:list-item>
        <text:list-item>
          <text:p text:style-name="P44"><text:span text:style-name="T19">That Carrie writes and wins a $20,000 grant</text:span></text:p>
        </text:list-item>
        <text:list-item>
          <text:p text:style-name="P43"><text:span text:style-name="T18">T</text:span><text:span text:style-name="T14">hat we are able to gain complete financial independence for the project within 24 months</text:span></text:p>
        </text:list-item>
      </text:list>
      <text:p text:style-name="P11">Communication strategy</text:p>
      <text:p text:style-name="P17">Intra-group communication will be done using Mattermost, Kanboard, email, <text:span text:style-name="T22">videoconference</text:span> and in-person meetings.</text:p>
      <text:p text:style-name="P11"><text:span text:style-name="T5">S</text:span>ustainability strategy</text:p>
      <text:p text:style-name="P18">The planned sustainability strategy is to gain institutional and foundational grants and funding for the project over the next several years.</text:p>
      <text:p text:style-name="P11">Risks</text:p>
      <text:p text:style-name="P16">The main risks <text:span text:style-name="T11">involved here are those associated with hiring any new member of the team. These risks are mitigated by the fact that Carrie has been a part-time member of the team for 2 years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3"><draw:image xlink:href="Pictures/1000000000000672000004FBBF955CF1D5EEB403.jpg" xlink:type="simple" xlink:show="embed" xlink:actuate="onLoad"/></draw:frame></text:p>
        <text:p text:style-name="MP1"/>
        <text:p text:style-name="MP1"/>
        <text:p text:style-name="MP1"/>
        <text:p text:style-name="MP1"/>
        <text:p text:style-name="MP1"/>
        <text:p text:style-name="MP1"/>
      </style:header>
      <style:footer>
        <text:p text:style-name="MP2"/>
        <text:p text:style-name="MP3">Page <text:page-number text:select-page="current">5</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4"><draw:image xlink:href="Pictures/1000000000000672000004FBBF955CF1D5EEB403.jpg" xlink:type="simple" xlink:show="embed" xlink:actuate="onLoad"/></draw:frame></text:p>
        <text:p text:style-name="MP1"/>
        <text:p text:style-name="MP1"/>
        <text:p text:style-name="MP9">Project Pitch Document</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MOU Template</dc:title>
    <meta:creation-date>2017-03-06T00:09:30.991933919</meta:creation-date>
    <dc:language>en-ZA</dc:language>
    <meta:editing-cycles>52</meta:editing-cycles>
    <meta:editing-duration>P1DT8H18M31S</meta:editing-duration>
    <meta:initial-creator>Tarek Loubani</meta:initial-creator>
    <dc:date>2017-08-21T16:12:46.827695449</dc:date>
    <dc:creator>Tarek Loubani</dc:creator>
    <meta:document-statistic meta:table-count="0" meta:image-count="3" meta:object-count="0" meta:page-count="5" meta:paragraph-count="83" meta:word-count="926" meta:character-count="5731" meta:non-whitespace-character-count="4928"/>
    <meta:user-defined meta:name="Info 1"/>
    <meta:user-defined meta:name="Info 2"/>
    <meta:user-defined meta:name="Info 3"/>
    <meta:user-defined meta:name="Info 4"/>
  </office:meta>
</office:document-meta>
</file>